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ndale Mono" svg:font-family="'Andale Mono'" style:font-pitch="fixed"/>
    <style:font-face style:name="Andale Mono1" svg:font-family="'Andale Mono'" style:font-pitch="variable"/>
    <style:font-face style:name="Automania" svg:font-family="Automania"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8in" fo:margin-left="0.75in" fo:margin-right="0.75in" table:align="margins"/>
    </style:style>
    <style:style style:name="Table1.A" style:family="table-column">
      <style:table-column-properties style:column-width="5.8in" style:rel-column-width="65535*"/>
    </style:style>
    <style:style style:name="Table1.1" style:family="table-row">
      <style:table-row-properties style:min-row-height="3.3056in"/>
    </style:style>
    <style:style style:name="Table1.A1" style:family="table-cell">
      <style:table-cell-properties fo:background-color="transparent" fo:padding="0.0382in" fo:border="1pt dashed #000000">
        <style:background-image/>
      </style:table-cell-properties>
    </style:style>
    <style:style style:name="Table2" style:family="table">
      <style:table-properties style:width="5.8in" fo:margin-left="0.75in" fo:margin-right="0.75in" table:align="margins"/>
    </style:style>
    <style:style style:name="Table2.A" style:family="table-column">
      <style:table-column-properties style:column-width="5.8in" style:rel-column-width="65535*"/>
    </style:style>
    <style:style style:name="Table2.1" style:family="table-row">
      <style:table-row-properties style:min-row-height="3.3056in"/>
    </style:style>
    <style:style style:name="Table2.A1" style:family="table-cell">
      <style:table-cell-properties fo:background-color="transparent" fo:padding="0.0382in" fo:border="1pt dashed #000000">
        <style:background-image/>
      </style:table-cell-properties>
    </style:style>
    <style:style style:name="P1" style:family="paragraph" style:parent-style-name="Header">
      <style:text-properties officeooo:rsid="00286963" officeooo:paragraph-rsid="00286963"/>
    </style:style>
    <style:style style:name="P2" style:family="paragraph" style:parent-style-name="Standard">
      <style:text-properties officeooo:rsid="001c19dd" officeooo:paragraph-rsid="001c19dd"/>
    </style:style>
    <style:style style:name="P3" style:family="paragraph" style:parent-style-name="Standard">
      <style:paragraph-properties fo:text-align="justify" style:justify-single-word="false"/>
      <style:text-properties officeooo:rsid="001c19dd" officeooo:paragraph-rsid="001c19dd"/>
    </style:style>
    <style:style style:name="P4" style:family="paragraph" style:parent-style-name="Standard">
      <style:paragraph-properties fo:text-align="justify" style:justify-single-word="false"/>
      <style:text-properties officeooo:rsid="001c19dd" officeooo:paragraph-rsid="0029deb1"/>
    </style:style>
    <style:style style:name="P5" style:family="paragraph" style:parent-style-name="Standard">
      <style:paragraph-properties fo:text-align="center" style:justify-single-word="false"/>
      <style:text-properties fo:font-weight="bold" officeooo:rsid="001c19dd" officeooo:paragraph-rsid="001c19dd" style:font-weight-asian="bold" style:font-weight-complex="bold"/>
    </style:style>
    <style:style style:name="P6" style:family="paragraph" style:parent-style-name="Standard">
      <style:text-properties fo:font-weight="bold" officeooo:rsid="001c19dd" officeooo:paragraph-rsid="001c19dd" style:font-weight-asian="bold" style:font-weight-complex="bold"/>
    </style:style>
    <style:style style:name="P7" style:family="paragraph" style:parent-style-name="Standard">
      <style:paragraph-properties fo:text-align="justify" style:justify-single-word="false"/>
      <style:text-properties fo:font-weight="bold" officeooo:rsid="001c19dd" officeooo:paragraph-rsid="001c19dd" style:font-weight-asian="bold" style:font-weight-complex="bold"/>
    </style:style>
    <style:style style:name="P8" style:family="paragraph" style:parent-style-name="Standard">
      <style:paragraph-properties fo:text-align="justify" style:justify-single-word="false"/>
      <style:text-properties fo:font-weight="bold" officeooo:rsid="001c19dd" officeooo:paragraph-rsid="0029deb1" style:font-weight-asian="bold" style:font-weight-complex="bold"/>
    </style:style>
    <style:style style:name="P9" style:family="paragraph" style:parent-style-name="Standard">
      <style:paragraph-properties fo:text-align="center" style:justify-single-word="false"/>
      <style:text-properties fo:font-size="14pt" fo:font-weight="bold" officeooo:rsid="001c19dd" officeooo:paragraph-rsid="001c19dd"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tyle="italic" officeooo:rsid="001c19dd" officeooo:paragraph-rsid="001c19dd" style:font-style-asian="italic" style:font-style-complex="italic"/>
    </style:style>
    <style:style style:name="P11" style:family="paragraph" style:parent-style-name="Standard">
      <style:paragraph-properties fo:text-align="justify" style:justify-single-word="false"/>
      <style:text-properties fo:font-style="italic" officeooo:rsid="001c19dd" officeooo:paragraph-rsid="0026acd7" style:font-style-asian="italic" style:font-style-complex="italic"/>
    </style:style>
    <style:style style:name="P12" style:family="paragraph" style:parent-style-name="Standard">
      <style:paragraph-properties fo:text-align="justify" style:justify-single-word="false"/>
      <style:text-properties fo:font-style="italic" fo:font-weight="bold" officeooo:rsid="001c19dd" officeooo:paragraph-rsid="001c19dd" style:font-style-asian="italic" style:font-weight-asian="bold" style:font-style-complex="italic" style:font-weight-complex="bold"/>
    </style:style>
    <style:style style:name="P13" style:family="paragraph" style:parent-style-name="Standard">
      <style:paragraph-properties fo:text-align="justify" style:justify-single-word="false"/>
      <style:text-properties style:font-name="Liberation Serif" fo:font-style="italic" officeooo:rsid="001ec193" officeooo:paragraph-rsid="001ec193" style:font-style-asian="italic" style:font-style-complex="italic"/>
    </style:style>
    <style:style style:name="P14" style:family="paragraph" style:parent-style-name="Standard">
      <style:paragraph-properties fo:text-align="start" style:justify-single-word="false"/>
      <style:text-properties style:font-name="Liberation Serif" fo:font-style="italic" officeooo:rsid="001ec193" officeooo:paragraph-rsid="001ec193" style:font-style-asian="italic" style:font-style-complex="italic"/>
    </style:style>
    <style:style style:name="P15" style:family="paragraph" style:parent-style-name="Standard">
      <style:paragraph-properties fo:text-align="justify" style:justify-single-word="false"/>
      <style:text-properties style:font-name="Liberation Serif" fo:font-style="italic" officeooo:rsid="002342c9" officeooo:paragraph-rsid="002591b3" style:font-style-asian="italic" style:font-style-complex="italic"/>
    </style:style>
    <style:style style:name="P16" style:family="paragraph" style:parent-style-name="Standard">
      <style:paragraph-properties fo:text-align="justify" style:justify-single-word="false"/>
      <style:text-properties style:font-name="Liberation Serif" fo:font-style="italic" officeooo:rsid="002380b6" officeooo:paragraph-rsid="002380b6" style:font-style-asian="italic" style:font-style-complex="italic"/>
    </style:style>
    <style:style style:name="P17" style:family="paragraph" style:parent-style-name="Standard">
      <style:paragraph-properties fo:text-align="justify" style:justify-single-word="false"/>
      <style:text-properties style:font-name="Liberation Serif" fo:font-style="italic" fo:font-weight="bold" officeooo:rsid="001ec193" officeooo:paragraph-rsid="001ec193" style:font-style-asian="italic" style:font-weight-asian="bold" style:font-style-complex="italic" style:font-weight-complex="bold"/>
    </style:style>
    <style:style style:name="P18" style:family="paragraph" style:parent-style-name="Standard">
      <style:paragraph-properties fo:text-align="start" style:justify-single-word="false"/>
      <style:text-properties style:font-name="Liberation Serif" fo:font-style="italic" fo:font-weight="bold" officeooo:rsid="001ec193" officeooo:paragraph-rsid="001ec193" style:font-style-asian="italic" style:font-weight-asian="bold" style:font-style-complex="italic" style:font-weight-complex="bold"/>
    </style:style>
    <style:style style:name="P19" style:family="paragraph" style:parent-style-name="Standard">
      <style:paragraph-properties fo:text-align="justify" style:justify-single-word="false"/>
      <style:text-properties style:font-name="Liberation Serif" fo:font-style="italic" fo:font-weight="bold" officeooo:rsid="002380b6" officeooo:paragraph-rsid="002380b6" style:font-style-asian="italic" style:font-weight-asian="bold" style:font-style-complex="italic" style:font-weight-complex="bold"/>
    </style:style>
    <style:style style:name="P20" style:family="paragraph" style:parent-style-name="Standard">
      <style:paragraph-properties fo:text-align="justify" style:justify-single-word="false"/>
      <style:text-properties style:font-name="Liberation Serif" fo:font-style="normal" fo:font-weight="bold" officeooo:rsid="001ec193" officeooo:paragraph-rsid="001ec193" style:font-style-asian="normal" style:font-weight-asian="bold" style:font-style-complex="normal" style:font-weight-complex="bold"/>
    </style:style>
    <style:style style:name="P21" style:family="paragraph" style:parent-style-name="Standard">
      <style:paragraph-properties fo:text-align="justify" style:justify-single-word="false"/>
      <style:text-properties style:font-name="Liberation Serif" fo:font-style="normal" fo:font-weight="bold" officeooo:rsid="002342c9" officeooo:paragraph-rsid="002342c9" style:font-style-asian="normal" style:font-weight-asian="bold" style:font-style-complex="normal" style:font-weight-complex="bold"/>
    </style:style>
    <style:style style:name="P22" style:family="paragraph" style:parent-style-name="Standard">
      <style:paragraph-properties fo:text-align="justify" style:justify-single-word="false"/>
      <style:text-properties style:font-name="Liberation Serif" fo:font-style="normal" officeooo:rsid="001ec193" officeooo:paragraph-rsid="001ec193" style:font-style-asian="normal" style:font-style-complex="normal"/>
    </style:style>
    <style:style style:name="P23" style:family="paragraph" style:parent-style-name="Standard">
      <style:paragraph-properties fo:text-align="justify" style:justify-single-word="false"/>
      <style:text-properties style:font-name="Liberation Serif" fo:font-style="normal" officeooo:rsid="002380b6" officeooo:paragraph-rsid="002342c9" style:font-style-asian="normal" style:font-style-complex="normal"/>
    </style:style>
    <style:style style:name="P24" style:family="paragraph" style:parent-style-name="Standard">
      <style:paragraph-properties fo:text-align="justify" style:justify-single-word="false"/>
      <style:text-properties style:font-name="Andale Mono" fo:font-style="normal" officeooo:rsid="001ec193" officeooo:paragraph-rsid="001ec193" style:font-style-asian="normal" style:font-style-complex="normal"/>
    </style:style>
    <style:style style:name="P25" style:family="paragraph" style:parent-style-name="Standard">
      <style:text-properties style:font-name="Andale Mono" officeooo:rsid="002b1c6f" officeooo:paragraph-rsid="002b1c6f"/>
    </style:style>
    <style:style style:name="P26" style:family="paragraph" style:parent-style-name="Standard">
      <style:paragraph-properties fo:text-align="center" style:justify-single-word="false"/>
      <style:text-properties officeooo:rsid="0012f44d" officeooo:paragraph-rsid="002a1ac3"/>
    </style:style>
    <style:style style:name="P27" style:family="paragraph" style:parent-style-name="Standard">
      <style:text-properties officeooo:rsid="0012f44d" officeooo:paragraph-rsid="002a1ac3"/>
    </style:style>
    <style:style style:name="P28" style:family="paragraph" style:parent-style-name="Standard">
      <style:text-properties officeooo:rsid="0012f44d" officeooo:paragraph-rsid="002b1c6f"/>
    </style:style>
    <style:style style:name="P29" style:family="paragraph" style:parent-style-name="Standard">
      <style:paragraph-properties fo:text-align="center" style:justify-single-word="false"/>
      <style:text-properties fo:font-size="16pt" fo:font-weight="bold" officeooo:rsid="0012f44d" officeooo:paragraph-rsid="002a1ac3" style:font-size-asian="16pt" style:font-weight-asian="bold" style:font-size-complex="16pt" style:font-weight-complex="bold"/>
    </style:style>
    <style:style style:name="P30" style:family="paragraph" style:parent-style-name="Standard">
      <style:paragraph-properties fo:text-align="center" style:justify-single-word="false"/>
      <style:text-properties fo:font-size="16pt" officeooo:rsid="0012f44d" officeooo:paragraph-rsid="002a1ac3" style:font-size-asian="16pt" style:font-size-complex="16pt"/>
    </style:style>
    <style:style style:name="P31" style:family="paragraph" style:parent-style-name="Standard">
      <style:text-properties officeooo:paragraph-rsid="002a1ac3"/>
    </style:style>
    <style:style style:name="P32" style:family="paragraph" style:parent-style-name="Standard">
      <style:text-properties fo:font-size="13pt" officeooo:paragraph-rsid="002a1ac3" style:font-size-asian="13pt" style:font-size-complex="13pt"/>
    </style:style>
    <style:style style:name="P33" style:family="paragraph" style:parent-style-name="Standard">
      <style:paragraph-properties fo:text-align="justify" style:justify-single-word="false" fo:break-before="page"/>
      <style:text-properties style:font-name="Liberation Serif" fo:font-style="normal" fo:font-weight="bold" officeooo:rsid="001ec193" officeooo:paragraph-rsid="001ec193" style:font-style-asian="normal" style:font-weight-asian="bold" style:font-style-complex="normal" style:font-weight-complex="bold"/>
    </style:style>
    <style:style style:name="P34" style:family="paragraph" style:parent-style-name="Table_20_Contents">
      <style:text-properties style:font-name="Andale Mono" officeooo:rsid="002b1c6f" officeooo:paragraph-rsid="002b1c6f"/>
    </style:style>
    <style:style style:name="P35" style:family="paragraph" style:parent-style-name="Standard">
      <style:paragraph-properties fo:text-align="justify" style:justify-single-word="false"/>
      <style:text-properties style:font-name="Liberation Serif" fo:font-style="normal" fo:font-weight="bold" officeooo:rsid="001ec193" officeooo:paragraph-rsid="001ec193" style:font-style-asian="normal" style:font-weight-asian="bold" style:font-style-complex="normal" style:font-weight-complex="bold"/>
    </style:style>
    <style:style style:name="P36" style:family="paragraph" style:parent-style-name="Standard">
      <style:paragraph-properties fo:text-align="center" style:justify-single-word="false"/>
      <style:text-properties style:font-name="Liberation Serif" fo:font-size="28pt" fo:font-style="normal" fo:font-weight="bold" officeooo:rsid="002a1ac3" officeooo:paragraph-rsid="002a1ac3" style:font-size-asian="28pt" style:font-style-asian="normal" style:font-weight-asian="bold" style:font-size-complex="28pt" style:font-style-complex="normal" style:font-weight-complex="bold"/>
    </style:style>
    <style:style style:name="P37" style:family="paragraph" style:parent-style-name="Standard">
      <style:paragraph-properties fo:text-align="center" style:justify-single-word="false"/>
      <style:text-properties style:font-name="Liberation Serif" fo:font-size="40pt" fo:font-style="normal" fo:font-weight="bold" officeooo:rsid="002a1ac3" officeooo:paragraph-rsid="002a1ac3" style:font-size-asian="40pt" style:font-style-asian="normal" style:font-weight-asian="bold" style:font-size-complex="40pt" style:font-style-complex="normal" style:font-weight-complex="bold"/>
    </style:style>
    <style:style style:name="P38" style:family="paragraph" style:parent-style-name="Standard">
      <style:paragraph-properties fo:text-align="center" style:justify-single-word="false"/>
      <style:text-properties style:font-name="Liberation Serif" fo:font-size="66pt" fo:font-style="normal" fo:font-weight="bold" officeooo:rsid="002a1ac3" officeooo:paragraph-rsid="002a1ac3" style:font-size-asian="66pt" style:font-style-asian="normal" style:font-weight-asian="bold" style:font-size-complex="66pt" style:font-style-complex="normal" style:font-weight-complex="bold"/>
    </style:style>
    <style:style style:name="P39" style:family="paragraph" style:parent-style-name="Standard">
      <style:paragraph-properties fo:text-align="center" style:justify-single-word="false"/>
      <style:text-properties style:font-name="Liberation Serif" fo:font-size="12pt" fo:font-style="normal" fo:font-weight="bold" officeooo:rsid="002a1ac3" officeooo:paragraph-rsid="002a1ac3" style:font-size-asian="10.5pt" style:font-style-asian="normal" style:font-weight-asian="bold" style:font-size-complex="12pt" style:font-style-complex="normal" style:font-weight-complex="bold"/>
    </style:style>
    <style:style style:name="P40" style:family="paragraph" style:parent-style-name="Standard">
      <style:paragraph-properties fo:text-align="center" style:justify-single-word="false"/>
      <style:text-properties style:font-name="Liberation Serif" fo:font-size="14pt" fo:font-style="normal" fo:font-weight="bold" officeooo:rsid="002a1ac3" officeooo:paragraph-rsid="002a1ac3" style:font-size-asian="12.25pt" style:font-style-asian="normal" style:font-weight-asian="bold" style:font-size-complex="14pt" style:font-style-complex="normal" style:font-weight-complex="bold"/>
    </style:style>
    <style:style style:name="P41" style:family="paragraph" style:parent-style-name="Standard">
      <style:paragraph-properties fo:text-align="center" style:justify-single-word="false"/>
      <style:text-properties style:font-name="Automania" fo:font-size="36pt" fo:font-style="normal" style:text-underline-style="none" fo:font-weight="bold" officeooo:rsid="002a1ac3" officeooo:paragraph-rsid="002a1ac3" style:font-size-asian="36pt" style:font-style-asian="normal" style:font-weight-asian="bold" style:font-size-complex="36pt" style:font-style-complex="normal" style:font-weight-complex="bold"/>
    </style:style>
    <style:style style:name="P42" style:family="paragraph" style:parent-style-name="Standard">
      <style:paragraph-properties fo:text-align="center" style:justify-single-word="false"/>
      <style:text-properties style:font-name="Andale Mono" fo:font-style="normal" fo:font-weight="normal" officeooo:rsid="001ec193" officeooo:paragraph-rsid="002a1ac3" style:font-style-asian="normal" style:font-weight-asian="normal" style:font-style-complex="normal" style:font-weight-complex="normal"/>
    </style:style>
    <style:style style:name="P43" style:family="paragraph" style:parent-style-name="Standard">
      <style:text-properties style:font-name="Andale Mono" officeooo:rsid="002b1c6f" officeooo:paragraph-rsid="002b1c6f"/>
    </style:style>
    <style:style style:name="P44" style:family="paragraph" style:parent-style-name="Standard" style:master-page-name="Untitled1">
      <style:paragraph-properties fo:text-align="center" style:justify-single-word="false" style:page-number="auto"/>
      <style:text-properties style:font-name="Automania" fo:font-size="36pt" fo:font-style="normal" style:text-underline-style="none" fo:font-weight="bold" officeooo:rsid="002a1ac3" officeooo:paragraph-rsid="002a1ac3" style:font-size-asian="36pt" style:font-style-asian="normal" style:font-weight-asian="bold" style:font-size-complex="36pt" style:font-style-complex="normal" style:font-weight-complex="bold"/>
    </style:style>
    <style:style style:name="P45" style:family="paragraph">
      <loext:graphic-properties draw:fill="none" draw:fill-color="#ffffff"/>
      <style:text-properties fo:color="#cccccc" style:font-name="Andale Mono" fo:font-size="72pt" fo:font-weight="bold" style:font-size-asian="72pt" style:font-weight-asian="bold" style:font-size-complex="72pt" style:font-weight-complex="bold"/>
    </style:style>
    <style:style style:name="P46" style:family="paragraph">
      <style:paragraph-properties fo:text-align="center"/>
    </style:style>
    <style:style style:name="P47" style:family="paragraph">
      <loext:graphic-properties draw:fill-color="#ffffff"/>
      <style:paragraph-properties fo:text-align="center"/>
      <style:text-properties fo:color="#999999" fo:font-size="10pt" fo:font-weight="bold" style:font-size-asian="10pt" style:font-weight-asian="bold" style:font-size-complex="10pt" style:font-weight-complex="bold"/>
    </style:style>
    <style:style style:name="T1" style:family="text">
      <style:text-properties fo:font-style="normal" style:font-style-asian="normal" style:font-style-complex="normal"/>
    </style:style>
    <style:style style:name="T2" style:family="text">
      <style:text-properties fo:font-style="normal" officeooo:rsid="0021dd34" style:font-style-asian="normal" style:font-style-complex="normal"/>
    </style:style>
    <style:style style:name="T3" style:family="text">
      <style:text-properties fo:font-style="normal" officeooo:rsid="002380b6" style:font-style-asian="normal" style:font-style-complex="normal"/>
    </style:style>
    <style:style style:name="T4" style:family="text">
      <style:text-properties fo:font-style="normal" officeooo:rsid="002591b3" style:font-style-asian="normal" style:font-style-complex="normal"/>
    </style:style>
    <style:style style:name="T5" style:family="text">
      <style:text-properties fo:font-style="normal" officeooo:rsid="001ec193" style:font-style-asian="normal" style:font-style-complex="normal"/>
    </style:style>
    <style:style style:name="T6" style:family="text">
      <style:text-properties fo:font-style="normal" officeooo:rsid="002856ef" style:font-style-asian="normal" style:font-style-complex="normal"/>
    </style:style>
    <style:style style:name="T7" style:family="text">
      <style:text-properties style:font-name="Andale Mono"/>
    </style:style>
    <style:style style:name="T8" style:family="text">
      <style:text-properties style:font-name="Andale Mono" fo:font-style="normal" style:font-style-asian="normal" style:font-style-complex="normal"/>
    </style:style>
    <style:style style:name="T9" style:family="text">
      <style:text-properties style:font-name="Andale Mono" fo:font-style="normal" officeooo:rsid="0026acd7" style:font-style-asian="normal" style:font-style-complex="normal"/>
    </style:style>
    <style:style style:name="T10" style:family="text">
      <style:text-properties style:font-name="Andale Mono" fo:font-style="normal" fo:font-weight="normal" style:font-style-asian="normal" style:font-weight-asian="normal" style:font-style-complex="normal" style:font-weight-complex="normal"/>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officeooo:rsid="001d7a45"/>
    </style:style>
    <style:style style:name="T14" style:family="text">
      <style:text-properties officeooo:rsid="0022f284"/>
    </style:style>
    <style:style style:name="T15" style:family="text">
      <style:text-properties style:font-name="Liberation Serif"/>
    </style:style>
    <style:style style:name="T16" style:family="text">
      <style:text-properties style:font-name="Liberation Serif" officeooo:rsid="0026acd7"/>
    </style:style>
    <style:style style:name="T17" style:family="text">
      <style:text-properties officeooo:rsid="0026acd7"/>
    </style:style>
    <style:style style:name="T18" style:family="text">
      <style:text-properties officeooo:rsid="002856ef"/>
    </style:style>
    <style:style style:name="T19" style:family="text">
      <style:text-properties fo:color="#cccccc" style:font-name="Andale Mono" fo:font-size="72pt" fo:font-weight="bold" style:font-size-asian="72pt" style:font-weight-asian="bold" style:font-size-complex="72pt" style:font-weight-complex="bold"/>
    </style:style>
    <style:style style:name="T20" style:family="text">
      <style:text-properties fo:color="#999999" fo:font-size="10pt" fo:font-weight="bold" style:font-size-asian="10pt" style:font-weight-asian="bold" style:font-size-complex="10pt" style:font-weight-complex="bold"/>
    </style:style>
    <style:style style:name="gr1" style:family="graphic">
      <style:graphic-properties draw:stroke="none" svg:stroke-color="#000000" draw:fill="none" draw:fill-color="#ffffff" fo:min-height="5.0244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marker-start="" draw:fill-color="#ffffff" draw:textarea-horizontal-align="justify" draw:textarea-vertical-align="middle" draw:auto-grow-height="false" fo:min-height="0.9374in" fo:min-width="1.005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ardiff -Soft Basic Operating System</text:p>
      <text:p text:style-name="P9">CS-BOS</text:p>
      <text:p text:style-name="P9">Owner's Manual</text:p>
      <text:p text:style-name="P2"/>
      <text:p text:style-name="P3">Thank you for purchasing this copy of Cardiff-Soft Basic Operating System (CS-BOS), the intuit<text:span text:style-name="T18">i</text:span>ve and cutting edge command line interface used by every fortune 500 company. With CS-BOS you can man<text:span text:style-name="T13">a</text:span>ge files, execute programs, format disks, and much more! But don't worry, you won't be overwhelmed thanks to an integrated help interface. Pack your bags because you are about to embark on a tour of CS-BOS! </text:p>
      <text:p text:style-name="P6"/>
      <text:p text:style-name="P5">[LEGAL NOTE: Cardiff-Soft is not actually taking you anywhere. Please plan accordingly.]</text:p>
      <text:p text:style-name="P5"/>
      <text:p text:style-name="P5"/>
      <text:p text:style-name="P5"/>
      <text:p text:style-name="P2"/>
      <text:p text:style-name="P5">COMMANDS</text:p>
      <text:p text:style-name="P2"/>
      <text:p text:style-name="P7">CD</text:p>
      <text:p text:style-name="P3">The CD (Change Disk) command allows you to change the active directory from one disk drive to another. </text:p>
      <text:p text:style-name="P3"/>
      <text:p text:style-name="P12">Examples:</text:p>
      <text:p text:style-name="P10">To change to the floppy drive: <text:span text:style-name="T8">CD FDD</text:span></text:p>
      <text:p text:style-name="P10">To change to the hard drive: <text:span text:style-name="T8">CD HDD</text:span></text:p>
      <text:p text:style-name="P3"/>
      <text:p text:style-name="P3"/>
      <text:p text:style-name="P7">CLS</text:p>
      <text:p text:style-name="P3">The CLS (Clear Screen) simply clears the screen of all text.</text:p>
      <text:p text:style-name="P3"/>
      <text:p text:style-name="P12">Example:</text:p>
      <text:p text:style-name="P10">To clear the screen: <text:span text:style-name="T8">CLS</text:span></text:p>
      <text:p text:style-name="P3"/>
      <text:p text:style-name="P3"/>
      <text:p text:style-name="P7">DATE</text:p>
      <text:p text:style-name="P3">The DATE command displays today's day and date. Your won't be needing that calendar anymore!</text:p>
      <text:p text:style-name="P3"/>
      <text:p text:style-name="P12">Example:</text:p>
      <text:p text:style-name="P3"><text:span text:style-name="T11">To view the current day and date: </text:span><text:span text:style-name="T7">DATE</text:span></text:p>
      <text:p text:style-name="P3"/>
      <text:p text:style-name="P3"/>
      <text:p text:style-name="P7">DEL</text:p>
      <text:p text:style-name="P3">The DEL (Delete) command allows you to delete a file from the active directory. Note: Executable programs are system files and cannot be deleted.</text:p>
      <text:p text:style-name="P3"/>
      <text:p text:style-name="P12">Example:</text:p>
      <text:p text:style-name="P4"><text:span text:style-name="T12">To delete incriminating.log: </text:span><text:span text:style-name="T7">DEL incriminating.log</text:span></text:p>
      <text:p text:style-name="P8"><text:soft-page-break/>DIR</text:p>
      <text:p text:style-name="P3">The DIR (Directory) command is one of the most versatile commands in CS-BOS. It can be used to view the current directory, view another directory, view files through a <text:span text:style-name="T18">wildcard</text:span> filter, and even view information on a single file. Files marked with a * are executable programs. Be careful: file names are case sensitive.</text:p>
      <text:p text:style-name="P3"/>
      <text:p text:style-name="P12">Examples:</text:p>
      <text:p text:style-name="P10">To view the current directory: <text:span text:style-name="T8">DIR</text:span></text:p>
      <text:p text:style-name="P10">To view files on the floppy drive: <text:span text:style-name="T8">DIR FDD:</text:span></text:p>
      <text:p text:style-name="P10">To view files on the hard drive: <text:span text:style-name="T8">DIR HDD:</text:span></text:p>
      <text:p text:style-name="P10">To view files that begin with account <text:span text:style-name="T17">using a wildcard</text:span>: <text:span text:style-name="T8">DIR account*</text:span></text:p>
      <text:p text:style-name="P11"><text:span text:style-name="T15">To view files </text:span><text:span text:style-name="T16">with a .txt extension</text:span><text:span text:style-name="T15"> </text:span><text:span text:style-name="T16">using a wildcard</text:span><text:span text:style-name="T15">:</text:span><text:span text:style-name="T8"> DIR *.</text:span><text:span text:style-name="T9">txt</text:span></text:p>
      <text:p text:style-name="P10">To view information on a file named business.data : <text:span text:style-name="T8">DIR business.data</text:span></text:p>
      <text:p text:style-name="P24"/>
      <text:p text:style-name="P24"/>
      <text:p text:style-name="P20">EXIT</text:p>
      <text:p text:style-name="P22">The EXIT command closes the CS-BOS Prompt window. This command is only available in versions 5.0 and later.</text:p>
      <text:p text:style-name="P22"/>
      <text:p text:style-name="P17">Example:</text:p>
      <text:p text:style-name="P13">To exit CS-BOS Prompt:<text:span text:style-name="T1"> </text:span><text:span text:style-name="T8">EXIT</text:span></text:p>
      <text:p text:style-name="P22"/>
      <text:p text:style-name="P22"/>
      <text:p text:style-name="P20">FORMAT</text:p>
      <text:p text:style-name="P22">The format command is used to view and change the format of floppy disks.</text:p>
      <text:p text:style-name="P22"/>
      <text:p text:style-name="P17">Examples:</text:p>
      <text:p text:style-name="P13">To view the current format of the disk in the floppy drive: <text:span text:style-name="T8">FORMAT</text:span></text:p>
      <text:p text:style-name="P13">To erase the disk in the floppy drive: <text:span text:style-name="T8">FORMAT /E</text:span></text:p>
      <text:p text:style-name="P13">To make the disk in the floppy drive into a system (boot) disk: <text:span text:style-name="T8">FORMAT /S</text:span></text:p>
      <text:p text:style-name="P13">To make the disk in the floppy drive into a data disk: <text:span text:style-name="T8">FORMAT /D</text:span></text:p>
      <text:p text:style-name="P22"/>
      <text:p text:style-name="P22"/>
      <text:p text:style-name="P20">HALT</text:p>
      <text:p text:style-name="P22">The HALT command shuts down the computer running CS-BOS.</text:p>
      <text:p text:style-name="P22"/>
      <text:p text:style-name="P17">Example:</text:p>
      <text:p text:style-name="P13">To shut off computer: <text:span text:style-name="T8">HALT</text:span></text:p>
      <text:p text:style-name="P22"/>
      <text:p text:style-name="P22"/>
      <text:p text:style-name="P20">HELP</text:p>
      <text:p text:style-name="P22">The HELP command brings up the integrated help system and can even display help for a specified command.</text:p>
      <text:p text:style-name="P22"/>
      <text:p text:style-name="P17">Examples:</text:p>
      <text:p text:style-name="P13">To display the full HELP directory: <text:span text:style-name="T8">HELP</text:span></text:p>
      <text:p text:style-name="P13">To display help for the DIR command: <text:span text:style-name="T8">HELP DIR</text:span></text:p>
      <text:p text:style-name="P20"><text:soft-page-break/>LABEL</text:p>
      <text:p text:style-name="P22">The LABEL command allows the user to view the disk label of the floppy disk in the floppy drive. It can also be used to change the label of that disk.</text:p>
      <text:p text:style-name="P22"/>
      <text:p text:style-name="P20">Examples:</text:p>
      <text:p text:style-name="P13">Display the label of the disk in the floppy drive: <text:span text:style-name="T8">LABEL</text:span></text:p>
      <text:p text:style-name="P13">Change the label of the disk in the floppy drive to TAX_EVASION: <text:span text:style-name="T1"><text:s/></text:span><text:span text:style-name="T8">LABEL TAX_EVASION</text:span></text:p>
      <text:p text:style-name="P22"/>
      <text:p text:style-name="P22"/>
      <text:p text:style-name="P20">MEM</text:p>
      <text:p text:style-name="P22">The MEM commands displays the memory usage table. The is useless information that you don't really need to know but makes it so you can pretend you know more about your computer than you do.</text:p>
      <text:p text:style-name="P22"/>
      <text:p text:style-name="P17">Example:</text:p>
      <text:p text:style-name="P13">To view the memory usage table:<text:span text:style-name="T1"> </text:span><text:span text:style-name="T8">MEM</text:span></text:p>
      <text:p text:style-name="P22"/>
      <text:p text:style-name="P22"/>
      <text:p text:style-name="P20">REBOOT</text:p>
      <text:p text:style-name="P13"><text:span text:style-name="T1">The REBOOT command performs a soft reboot (a reboot without </text:span><text:span text:style-name="T6">interruption</text:span><text:span text:style-name="T1"> of power) on the computer running CS-BOS.</text:span></text:p>
      <text:p text:style-name="P22"/>
      <text:p text:style-name="P17">Example:</text:p>
      <text:p text:style-name="P13">To soft reboot the computer: <text:span text:style-name="T8">REBOOT</text:span></text:p>
      <text:p text:style-name="P22"/>
      <text:p text:style-name="P22"/>
      <text:p text:style-name="P20">SCROLLBACK</text:p>
      <text:p text:style-name="P22">The scrollback command allows the user to adjust the scrollback size to match or exceed the size of the monitor used. Setting scrollback to a number higher than the monitor can display results in a scrollbaron the right side of the screen. Setting the scrollback to a number lower than the monitor can display will cause the text to scroll before the screen is completely full.</text:p>
      <text:p text:style-name="P22"/>
      <text:p text:style-name="P17">Example:</text:p>
      <text:p text:style-name="P13">To set the scrollback size to 34:<text:span text:style-name="T1"> </text:span><text:span text:style-name="T8">SCROLLBACK 34</text:span></text:p>
      <text:p text:style-name="P24"/>
      <text:p text:style-name="P24"/>
      <text:p text:style-name="P21">SHELL</text:p>
      <text:p text:style-name="P15"><text:span text:style-name="T1">The SHELL command launches the CS-BOS Graphical Shell. The CS-BOS Graphical Shell is a </text:span><text:span text:style-name="T3">state-of-the-art</text:span><text:span text:style-name="T1"> simulation of a top view of an office desktop. On your desk is a calculator, </text:span><text:span text:style-name="T3">notepad, your mail, floppy disks, a CS-BOS computer, some games, and a solid-state clock. </text:span><text:span text:style-name="T5">This command is only available in versions </text:span><text:span text:style-name="T4">prior to </text:span><text:span text:style-name="T5">5.0.</text:span></text:p>
      <text:p text:style-name="P23"/>
      <text:p text:style-name="P19">Example:</text:p>
      <text:p text:style-name="P16">To launch the CS-BOS Graphical Shell:<text:span text:style-name="T1"> </text:span><text:span text:style-name="T8">Shell</text:span></text:p>
      <text:p text:style-name="P22"/>
      <text:p text:style-name="P22"/>
      <text:p text:style-name="P20"/>
      <text:p text:style-name="P33">TEXT COLOR</text:p>
      <text:p text:style-name="P22">The TEXTCOLOR command changes the color of the text in CS-BOS or <text:s/>the CS-BOS prompt. The colors can be set to GREEN, AMBER or WHITE. This command is only available in versions 5.0 and later.</text:p>
      <text:p text:style-name="P22"/>
      <text:p text:style-name="P18">Example:</text:p>
      <text:p text:style-name="P14">To set the textcolor to green: <text:span text:style-name="T8">TEXTCOLOR GREEN</text:span></text:p>
      <text:p text:style-name="P22"/>
      <text:p text:style-name="P22"/>
      <text:p text:style-name="P20">TIME</text:p>
      <text:p text:style-name="P22">The TIME command displays the current time. Your won't be needing that watch anymore!</text:p>
      <text:p text:style-name="P22"/>
      <text:p text:style-name="P17">Example:</text:p>
      <text:p text:style-name="P13">To display the current time: <text:span text:style-name="T8">TIME</text:span></text:p>
      <text:p text:style-name="P20">TIMEDATE</text:p>
      <text:p text:style-name="P22">The TIMEDATE command displays the current time, day and date. This is the big daddy that will fulfill all of your time needs from now on!</text:p>
      <text:p text:style-name="P22"/>
      <text:p text:style-name="P17">Example:</text:p>
      <text:p text:style-name="P13">To display the current time, day, and date:<text:span text:style-name="T1"> </text:span><text:span text:style-name="T8">TIMEDATE</text:span></text:p>
      <text:p text:style-name="P22"/>
      <text:p text:style-name="P22"/>
      <text:p text:style-name="P20">VER</text:p>
      <text:p text:style-name="P13"><text:span text:style-name="T1">The VER (Version) command display</text:span><text:span text:style-name="T2">s</text:span><text:span text:style-name="T1"> the version of CS-BOS installed on your computer. Every time you see a CS-BOS commercial you should run the VER command to make sure you still have the latest version!</text:span></text:p>
      <text:p text:style-name="P22"/>
      <text:p text:style-name="P17">Example:</text:p>
      <text:p text:style-name="P13">To displ<text:span text:style-name="T14">a</text:span>y the version of CS-BOS installed on your computer: <text:span text:style-name="T10">VER</text:span></text:p>
      <text:p text:style-name="P44">Protect Your License</text:p>
      <text:p text:style-name="P41"/>
      <text:p text:style-name="P36">Register Your Copy of</text:p>
      <text:p text:style-name="P37">Cardiff-Soft CS-BOS</text:p>
      <text:p text:style-name="P38">Today!</text:p>
      <text:p text:style-name="P39"/>
      <text:p text:style-name="P39"/>
      <text:p text:style-name="P39"/>
      <text:p text:style-name="P39"/>
      <text:p text:style-name="P39"/>
      <text:p text:style-name="P39"/>
      <text:p text:style-name="P39"/>
      <text:p text:style-name="P40"/>
      <text:p text:style-name="P42"/>
      <table:table table:name="Table1" table:style-name="Table1">
        <table:table-column table:style-name="Table1.A"/>
        <table:table-row table:style-name="Table1.1">
          <table:table-cell table:style-name="Table1.A1" office:value-type="string">
            <text:p text:style-name="P27"/>
            <text:p text:style-name="P34">Name: ___________________________________________________</text:p>
            <text:p text:style-name="P34"/>
            <text:p text:style-name="P34">Title: __________________________________________________</text:p>
            <text:p text:style-name="P34"/>
            <text:p text:style-name="P34">Business Name: __________________________________________</text:p>
            <text:p text:style-name="P34"/>
            <text:p text:style-name="P25"/>
            <text:p text:style-name="P25">CS-BOS Version:__________________________________________</text:p>
            <text:p text:style-name="P25"/>
            <text:p text:style-name="P25"/>
            <text:p text:style-name="P25">How Does Your Company Use CS-BOS? _______________________</text:p>
            <text:p text:style-name="P25"/>
            <text:p text:style-name="P25">_________________________________________________________</text:p>
            <text:p text:style-name="P28"/>
            <text:p text:style-name="P25">_________________________________________________________</text:p>
          </table:table-cell>
        </table:table-row>
      </table:table>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
      <text:p text:style-name="P32"/>
      <text:p text:style-name="P32"/>
      <text:p text:style-name="P31"/>
      <text:p text:style-name="P31"/>
      <text:p text:style-name="P31"/>
      <table:table table:name="Table2" table:style-name="Table2">
        <table:table-column table:style-name="Table2.A"/>
        <table:table-row table:style-name="Table2.1">
          <table:table-cell table:style-name="Table2.A1" office:value-type="string">
            <text:p text:style-name="P27"><draw:custom-shape text:anchor-type="paragraph" draw:z-index="4" draw:name="Shape1" draw:style-name="gr2" draw:text-style-name="P47" svg:width="1.0059in" svg:height="0.9378in" svg:x="4.6047in" svg:y="0.1154in"><text:p text:style-name="P46"><text:span text:style-name="T20">Place </text:span></text:p><text:p text:style-name="P46"><text:span text:style-name="T20">Postage Stamp</text:span></text:p><text:p text:style-name="P46"><text:span text:style-name="T20">Here</text:span></text:p><draw:enhanced-geometry svg:viewBox="0 0 21600 21600" draw:type="rectangle" draw:enhanced-path="M 0 0 L 21600 0 21600 21600 0 21600 0 0 Z N"/></draw:custom-shape></text:p>
            <text:p text:style-name="P27"/>
            <text:p text:style-name="P27"/>
            <text:p text:style-name="P27"/>
            <text:p text:style-name="P27"/>
            <text:p text:style-name="P27"/>
            <text:p text:style-name="P27"/>
            <text:p text:style-name="P27"/>
            <text:p text:style-name="P27"/>
            <text:p text:style-name="P26"/>
            <text:p text:style-name="P29">Cardiff-Soft</text:p>
            <text:p text:style-name="P30">P.O. Box 123</text:p>
            <text:p text:style-name="P30">Lakota, IA 50451</text:p>
          </table:table-cell>
        </table:table-row>
      </table:table>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ndale Mono" svg:font-family="'Andale Mono'" style:font-pitch="fixed"/>
    <style:font-face style:name="Andale Mono1" svg:font-family="'Andale Mono'" style:font-pitch="variable"/>
    <style:font-face style:name="Automania" svg:font-family="Automania"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86963" officeooo:paragraph-rsid="00286963"/>
    </style:style>
    <style:style style:name="MP2" style:family="paragraph">
      <loext:graphic-properties draw:fill="none" draw:fill-color="#ffffff"/>
      <style:text-properties fo:color="#cccccc" style:font-name="Andale Mono" fo:font-size="72pt" fo:font-weight="bold" style:font-size-asian="72pt" style:font-weight-asian="bold" style:font-size-complex="72pt" style:font-weight-complex="bold"/>
    </style:style>
    <style:style style:name="MT1" style:family="text">
      <style:text-properties fo:color="#cccccc" style:font-name="Andale Mono" fo:font-size="72pt" fo:font-weight="bold" style:font-size-asian="72pt" style:font-weight-asian="bold" style:font-size-complex="72pt" style:font-weight-complex="bold"/>
    </style:style>
    <style:style style:name="Mgr1" style:family="graphic">
      <style:graphic-properties draw:stroke="none" svg:stroke-color="#000000" draw:fill="none" draw:fill-color="#ffffff" fo:min-height="5.0244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1in" fo:margin-bottom="1in" fo:margin-left="0.6in" fo:margin-right="0.6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0" draw:name="Shape1" draw:style-name="Mgr1" draw:text-style-name="MP2" svg:width="9.0768in" svg:height="5.0248in" draw:transform="rotate (-1.2927653769522) translate (3.47918307086614in 0.104861111111111in)"><draw:text-box><text:p><text:span text:style-name="MT1">CARDIFF-SOFT</text:span></text:p></draw:text-box></draw:frame></text:p>
      </style:header>
    </style:master-page>
    <style:master-page style:name="Untitl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0T22:33:44.087333043</meta:creation-date>
    <dc:date>2018-03-12T19:29:15.598891472</dc:date>
    <meta:editing-duration>PT5H56M39S</meta:editing-duration>
    <meta:editing-cycles>16</meta:editing-cycles>
    <meta:generator>LibreOffice/5.1.6.2$Linux_X86_64 LibreOffice_project/10m0$Build-2</meta:generator>
    <meta:print-date>2018-03-11T20:14:42.936471397</meta:print-date>
    <meta:document-statistic meta:table-count="2" meta:image-count="0" meta:object-count="0" meta:page-count="6" meta:paragraph-count="103" meta:word-count="913" meta:character-count="5512" meta:non-whitespace-character-count="4698"/>
  </office:meta>
</office:document-meta>
</file>